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jpeg" manifest:full-path="Pictures/10000000000001D80000018DC18196E2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graphics>
      <draw:page draw:name="page1" draw:style-name="dp1" draw:master-page-name="Default">
        <draw:frame draw:name="Picture 2" draw:style-name="gr1" draw:text-style-name="P1" draw:layer="layout" svg:width="12.399cm" svg:height="8.332cm" svg:x="0.602cm" svg:y="1.668cm">
          <draw:image xlink:href="Pictures/10000000000001D80000018DC18196E2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0" draw:display-name="Extrémités de flèche 10" svg:viewBox="0 0 210 210" svg:d="m105 0 105 210h-210z"/>
    <draw:marker draw:name="Extrémités_20_de_20_flèche_20_11" draw:display-name="Extrémités de flèche 11" svg:viewBox="0 0 210 210" svg:d="m105 0 105 210h-210z"/>
    <draw:marker draw:name="Extrémités_20_de_20_flèche_20_12" draw:display-name="Extrémités de flèche 12" svg:viewBox="0 0 210 210" svg:d="m105 0 105 210h-210z"/>
    <draw:marker draw:name="Extrémités_20_de_20_flèche_20_13" draw:display-name="Extrémités de flèche 13" svg:viewBox="0 0 210 210" svg:d="m105 0 105 210h-210z"/>
    <draw:marker draw:name="Extrémités_20_de_20_flèche_20_14" draw:display-name="Extrémités de flèche 14" svg:viewBox="0 0 210 210" svg:d="m105 0 105 210h-210z"/>
    <draw:marker draw:name="Extrémités_20_de_20_flèche_20_4" draw:display-name="Extrémités de flèche 4" svg:viewBox="0 0 210 210" svg:d="m105 0 105 210h-210z"/>
    <draw:marker draw:name="Extrémités_20_de_20_flèche_20_5" draw:display-name="Extrémités de flèche 5" svg:viewBox="0 0 210 210" svg:d="m105 0 105 210h-210z"/>
    <draw:marker draw:name="Extrémités_20_de_20_flèche_20_6" draw:display-name="Extrémités de flèche 6" svg:viewBox="0 0 210 210" svg:d="m105 0 105 210h-210z"/>
    <draw:marker draw:name="Extrémités_20_de_20_flèche_20_7" draw:display-name="Extrémités de flèche 7" svg:viewBox="0 0 210 210" svg:d="m105 0 105 210h-210z"/>
    <draw:marker draw:name="Extrémités_20_de_20_flèche_20_8" draw:display-name="Extrémités de flèche 8" svg:viewBox="0 0 210 210" svg:d="m105 0 105 210h-210z"/>
    <draw:marker draw:name="Extrémités_20_de_20_flèche_20_9" draw:display-name="Extrémités de flèche 9" svg:viewBox="0 0 210 210" svg:d="m105 0 105 210h-210z"/>
    <draw:marker draw:name="msArrowEnd_20_5" draw:display-name="msArrowEnd 5" svg:viewBox="0 0 264 264" svg:d="m132 0 132 264h-264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06:57:21</meta:creation-date>
    <dc:date>2014-10-29T07:05:18</dc:date>
    <meta:editing-duration>PT43S</meta:editing-duration>
    <meta:editing-cycles>1</meta:editing-cycles>
    <meta:generator>LibreOffice/3.4$Unix LibreOffice_project/340m1$Build-402</meta:generator>
    <meta:document-statistic meta:object-count="1"/>
  </office:meta>
</office:document-meta>
</file>